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6pt" officeooo:rsid="002127ec" officeooo:paragraph-rsid="002127ec" style:font-size-asian="16pt" style:font-size-complex="16pt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Times New Roman" fo:font-size="16pt" style:font-size-asian="16pt" style:font-size-complex="16pt"/>
    </style:style>
    <style:style style:name="T1" style:family="text">
      <style:text-properties style:font-name="Arial" fo:font-size="10pt" fo:language="en" fo:country="US" style:font-size-asian="10pt"/>
    </style:style>
    <style:style style:name="T2" style:family="text">
      <style:text-properties style:font-name="Arial" fo:font-size="10pt" style:font-size-asian="10pt"/>
    </style:style>
    <style:style style:name="T3" style:family="text">
      <style:text-properties style:font-name="Arial" fo:font-size="10pt" officeooo:rsid="002127ec" style:font-size-asian="10pt" style:font-size-complex="14pt"/>
    </style:style>
    <style:style style:name="T4" style:family="text">
      <style:text-properties style:font-name="Arial" fo:language="en" fo:country="US"/>
    </style:style>
    <style:style style:name="T5" style:family="text">
      <style:text-properties style:text-position="super 58%" style:font-name="Arial" fo:font-size="10pt" fo:language="en" fo:country="US" style:font-size-asian="10pt"/>
    </style:style>
    <style:style style:name="T6" style:family="text">
      <style:text-properties style:text-position="super 58%" style:font-name="Arial" fo:language="en" fo:country="US"/>
    </style:style>
    <style:style style:name="T7" style:family="text">
      <style:text-properties style:text-position="super 58%" fo:language="en" fo:country="US"/>
    </style:style>
    <style:style style:name="T8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<text:s/></text:span><text:span text:style-name="T7">38</text:span><text:span text:style-name="T8"> For I am convinced that neither death, nor life, nor angels, nor rulers, nor things present, nor things to come, nor powers,</text:span></text:p>
      <text:p text:style-name="P2"><text:span text:style-name="T8"><text:s/></text:span><text:span text:style-name="T7">39</text:span><text:span text:style-name="T8"> nor height, nor depth, nor anything else in all creation, will be able to separate us from the love of God in Christ Jesus our Lord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in" fo:page-height="3in" style:num-format="1" style:print-orientation="landscape" fo:margin-top="0.2402in" fo:margin-bottom="0.2402in" fo:margin-left="0.2402in" fo:margin-right="0.24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8T09:22:30.689000000</meta:creation-date>
    <meta:editing-duration>PT1M14S</meta:editing-duration>
    <meta:editing-cycles>2</meta:editing-cycles>
    <meta:generator>LibreOffice/6.4.4.2$Windows_X86_64 LibreOffice_project/3d775be2011f3886db32dfd395a6a6d1ca2630ff</meta:generator>
    <dc:title>VerseText</dc:title>
    <dc:date>2020-07-28T09:23:45.117000000</dc:date>
    <meta:document-statistic meta:table-count="0" meta:image-count="0" meta:object-count="0" meta:page-count="1" meta:paragraph-count="2" meta:word-count="50" meta:character-count="264" meta:non-whitespace-character-count="214"/>
    <meta:template xlink:type="simple" xlink:actuate="onRequest" xlink:title="VerseText" xlink:href="../../../AppData/Roaming/LibreOffice/4/user/template/VerseText.ott" meta:date="2020-07-28T09:22:30.415000000"/>
  </office:meta>
</office:document-meta>
</file>